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" style:family="table-column">
      <style:table-column-properties fo:break-before="auto" style:column-width="17.71mm"/>
    </style:style>
    <style:style style:name="co22" style:family="table-column">
      <style:table-column-properties fo:break-before="auto" style:column-width="22.54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8.36mm"/>
    </style:style>
    <style:style style:name="co25" style:family="table-column">
      <style:table-column-properties fo:break-before="auto" style:column-width="28.9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17.3mm"/>
    </style:style>
    <style:style style:name="co28" style:family="table-column">
      <style:table-column-properties fo:break-before="auto" style:column-width="24.57mm"/>
    </style:style>
    <style:style style:name="co29" style:family="table-column">
      <style:table-column-properties fo:break-before="auto" style:column-width="17.53mm"/>
    </style:style>
    <style:style style:name="ro10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0.53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5" style:family="table" style:master-page-name="PageStyle_5f_PMT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  <style:text-properties style:text-position="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  <style:text-properties style:text-position="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  <style:text-properties style:text-position="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  <style:text-properties style:text-position="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padding="0.71mm"/>
    </style:style>
    <style:style style:name="ce4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5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padding="0.71mm"/>
    </style:style>
    <style:style style:name="ce56" style:family="table-cell" style:parent-style-name="Default" style:data-style-name="N121">
      <style:table-cell-properties fo:padding="0.71mm"/>
    </style:style>
    <style:style style:name="ce5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0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62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67" style:family="table-cell" style:parent-style-name="Default" style:data-style-name="N121">
      <style:table-cell-properties fo:background-color="#ffcc99" fo:padding="0.71mm"/>
    </style:style>
    <style:style style:name="ce6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7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75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76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81" style:family="table-cell" style:parent-style-name="Default" style:data-style-name="N104">
      <style:table-cell-properties fo:background-color="#ccffcc" fo:padding="0.71mm"/>
    </style:style>
    <style:style style:name="ce82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84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85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87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88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padding="0.71mm"/>
    </style:style>
    <style:style style:name="ce106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11">
      <style:table-cell-properties fo:padding="0.71mm"/>
    </style:style>
    <style:style style:name="ce112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55"/>
          <table:table-cell table:number-columns-repeated="1021"/>
        </table:table-row>
        <table:table-row table:style-name="ro2">
          <table:table-cell table:style-name="ce48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48"/>
          <table:table-cell table:style-name="ce63" office:value-type="percentage" office:value="0.08" calcext:value-type="percentage">
            <text:p>8%</text:p>
          </table:table-cell>
          <table:table-cell/>
          <table:table-cell table:style-name="ce48" office:value-type="string" calcext:value-type="string" table:number-columns-spanned="2" table:number-rows-spanned="1">
            <text:p>Wysokość kredytu:</text:p>
          </table:table-cell>
          <table:covered-table-cell table:style-name="ce48"/>
          <table:table-cell table:style-name="ce7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49"/>
          <table:table-cell table:style-name="ce64" office:value-type="string" calcext:value-type="string">
            <text:p>1 miesiąc</text:p>
          </table:table-cell>
          <table:table-cell/>
          <table:table-cell table:style-name="ce49" office:value-type="string" calcext:value-type="string" table:number-columns-spanned="2" table:number-rows-spanned="1">
            <text:p>Stan końcowy spłaty kredytu:</text:p>
          </table:table-cell>
          <table:covered-table-cell table:style-name="ce49"/>
          <table:table-cell table:style-name="ce7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56"/>
          <table:table-cell table:number-columns-repeated="4"/>
          <table:table-cell table:style-name="ce56"/>
          <table:table-cell table:number-columns-repeated="1016"/>
        </table:table-row>
        <table:table-row table:style-name="ro15">
          <table:table-cell table:style-name="ce50" table:number-columns-repeated="2"/>
          <table:table-cell table:style-name="ce57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57"/>
          <table:table-cell table:style-name="ce50"/>
          <table:table-cell table:style-name="ce68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68"/>
          <table:table-cell table:style-name="ce50" table:number-columns-repeated="1016"/>
        </table:table-row>
        <table:table-row table:style-name="ro16">
          <table:table-cell table:style-name="ce51" office:value-type="string" calcext:value-type="string">
            <text:p>miesiąc</text:p>
          </table:table-cell>
          <table:table-cell table:style-name="ce54"/>
          <table:table-cell table:style-name="ce58" office:value-type="string" calcext:value-type="string">
            <text:p>oprocentowanie</text:p>
          </table:table-cell>
          <table:table-cell table:style-name="ce65" office:value-type="string" calcext:value-type="string">
            <text:p>do spłaty</text:p>
          </table:table-cell>
          <table:table-cell/>
          <table:table-cell table:style-name="ce69" office:value-type="string" calcext:value-type="string">
            <text:p>podstawa oprocentowania</text:p>
          </table:table-cell>
          <table:table-cell table:style-name="ce73" office:value-type="string" calcext:value-type="string">
            <text:p>oprocentowanie</text:p>
          </table:table-cell>
          <table:table-cell table:style-name="ce79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KREDYT1" office:value-type="float" office:value="10000" calcext:value-type="float">
            <text:p><text:s/>10 000,00 zł </text:p>
          </table:table-cell>
          <table:table-cell/>
          <table:table-cell table:style-name="ce70"/>
          <table:table-cell table:style-name="ce74"/>
          <table:table-cell table:style-name="ce80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1/12" office:value-type="float" office:value="66.6666666666667" calcext:value-type="float">
            <text:p><text:s/>66,67 zł </text:p>
          </table:table-cell>
          <table:table-cell table:style-name="ce6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71"/>
          <table:table-cell table:style-name="ce75" table:formula="of:=[.H7]*STOPA1/12" office:value-type="float" office:value="66.6666666666667" calcext:value-type="float">
            <text:p><text:s/>66,67 zł </text:p>
          </table:table-cell>
          <table:table-cell table:style-name="ce80" table:formula="of:=[.H7]+[.G8]+[.$H$21]" office:value-type="float" office:value="9266.39661081509" calcext:value-type="float">
            <text:p><text:s/>9 266,40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1/12" office:value-type="float" office:value="61.3118825054164" calcext:value-type="float">
            <text:p><text:s/>61,31 zł </text:p>
          </table:table-cell>
          <table:table-cell table:style-name="ce6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71"/>
          <table:table-cell table:style-name="ce75" table:formula="of:=[.H8]*STOPA1/12" office:value-type="float" office:value="61.7759774054339" calcext:value-type="float">
            <text:p><text:s/>61,78 zł </text:p>
          </table:table-cell>
          <table:table-cell table:style-name="ce80" table:formula="of:=[.H8]+[.G9]+[.$H$21]" office:value-type="float" office:value="8527.90253236894" calcext:value-type="float">
            <text:p><text:s/>8 527,90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1/12" office:value-type="float" office:value="55.9213997830911" calcext:value-type="float">
            <text:p><text:s/>55,92 zł </text:p>
          </table:table-cell>
          <table:table-cell table:style-name="ce6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71"/>
          <table:table-cell table:style-name="ce75" table:formula="of:=[.H9]*STOPA1/12" office:value-type="float" office:value="56.8526835491263" calcext:value-type="float">
            <text:p><text:s/>56,85 zł </text:p>
          </table:table-cell>
          <table:table-cell table:style-name="ce80" table:formula="of:=[.H9]+[.G10]+[.$H$21]" office:value-type="float" office:value="7784.48516006649" calcext:value-type="float">
            <text:p><text:s/>7 784,4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1/12" office:value-type="float" office:value="50.4949805092836" calcext:value-type="float">
            <text:p><text:s/>50,49 zł </text:p>
          </table:table-cell>
          <table:table-cell table:style-name="ce6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71"/>
          <table:table-cell table:style-name="ce75" table:formula="of:=[.H10]*STOPA1/12" office:value-type="float" office:value="51.8965677337766" calcext:value-type="float">
            <text:p><text:s/>51,90 zł </text:p>
          </table:table-cell>
          <table:table-cell table:style-name="ce80" table:formula="of:=[.H10]+[.G11]+[.$H$21]" office:value-type="float" office:value="7036.11167194869" calcext:value-type="float">
            <text:p><text:s/>7 036,11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1/12" office:value-type="float" office:value="45.0323851069841" calcext:value-type="float">
            <text:p><text:s/>45,03 zł </text:p>
          </table:table-cell>
          <table:table-cell table:style-name="ce6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71"/>
          <table:table-cell table:style-name="ce75" table:formula="of:=[.H11]*STOPA1/12" office:value-type="float" office:value="46.9074111463246" calcext:value-type="float">
            <text:p><text:s/>46,91 zł </text:p>
          </table:table-cell>
          <table:table-cell table:style-name="ce80" table:formula="of:=[.H11]+[.G12]+[.$H$21]" office:value-type="float" office:value="6282.74902724343" calcext:value-type="float">
            <text:p><text:s/>6 282,75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1/12" office:value-type="float" office:value="39.5333724020026" calcext:value-type="float">
            <text:p><text:s/>39,53 zł </text:p>
          </table:table-cell>
          <table:table-cell table:style-name="ce6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71"/>
          <table:table-cell table:style-name="ce75" table:formula="of:=[.H12]*STOPA1/12" office:value-type="float" office:value="41.8849935149562" calcext:value-type="float">
            <text:p><text:s/>41,88 zł </text:p>
          </table:table-cell>
          <table:table-cell table:style-name="ce80" table:formula="of:=[.H12]+[.G13]+[.$H$21]" office:value-type="float" office:value="5524.36396490681" calcext:value-type="float">
            <text:p><text:s/>5 524,36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1/12" office:value-type="float" office:value="33.9976996123212" calcext:value-type="float">
            <text:p><text:s/>34,00 zł </text:p>
          </table:table-cell>
          <table:table-cell table:style-name="ce6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71"/>
          <table:table-cell table:style-name="ce75" table:formula="of:=[.H13]*STOPA1/12" office:value-type="float" office:value="36.8290930993787" calcext:value-type="float">
            <text:p><text:s/>36,83 zł </text:p>
          </table:table-cell>
          <table:table-cell table:style-name="ce80" table:formula="of:=[.H13]+[.G14]+[.$H$21]" office:value-type="float" office:value="4760.92300215461" calcext:value-type="float">
            <text:p><text:s/>4 760,92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1/12" office:value-type="float" office:value="28.4251223373753" calcext:value-type="float">
            <text:p><text:s/>28,43 zł </text:p>
          </table:table-cell>
          <table:table-cell table:style-name="ce6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71"/>
          <table:table-cell table:style-name="ce75" table:formula="of:=[.H14]*STOPA1/12" office:value-type="float" office:value="31.7394866810307" calcext:value-type="float">
            <text:p><text:s/>31,74 zł </text:p>
          </table:table-cell>
          <table:table-cell table:style-name="ce80" table:formula="of:=[.H14]+[.G15]+[.$H$21]" office:value-type="float" office:value="3992.39243298406" calcext:value-type="float">
            <text:p><text:s/>3 992,3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1/12" office:value-type="float" office:value="22.815394547263" calcext:value-type="float">
            <text:p><text:s/>22,82 zł </text:p>
          </table:table-cell>
          <table:table-cell table:style-name="ce6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71"/>
          <table:table-cell table:style-name="ce75" table:formula="of:=[.H15]*STOPA1/12" office:value-type="float" office:value="26.615949553227" calcext:value-type="float">
            <text:p><text:s/>26,62 zł </text:p>
          </table:table-cell>
          <table:table-cell table:style-name="ce80" table:formula="of:=[.H15]+[.G16]+[.$H$21]" office:value-type="float" office:value="3218.7383266857" calcext:value-type="float">
            <text:p><text:s/>3 218,74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1/12" office:value-type="float" office:value="17.1682685718834" calcext:value-type="float">
            <text:p><text:s/>17,17 zł </text:p>
          </table:table-cell>
          <table:table-cell table:style-name="ce6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71"/>
          <table:table-cell table:style-name="ce75" table:formula="of:=[.H16]*STOPA1/12" office:value-type="float" office:value="21.458255511238" calcext:value-type="float">
            <text:p><text:s/>21,46 zł </text:p>
          </table:table-cell>
          <table:table-cell table:style-name="ce80" table:formula="of:=[.H16]+[.G17]+[.$H$21]" office:value-type="float" office:value="2439.92652634536" calcext:value-type="float">
            <text:p><text:s/>2 439,9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1/12" office:value-type="float" office:value="11.4834950900012" calcext:value-type="float">
            <text:p><text:s/>11,48 zł </text:p>
          </table:table-cell>
          <table:table-cell table:style-name="ce6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71"/>
          <table:table-cell table:style-name="ce75" table:formula="of:=[.H17]*STOPA1/12" office:value-type="float" office:value="16.2661768423024" calcext:value-type="float">
            <text:p><text:s/>16,27 zł </text:p>
          </table:table-cell>
          <table:table-cell table:style-name="ce80" table:formula="of:=[.H17]+[.G18]+[.$H$21]" office:value-type="float" office:value="1655.92264733608" calcext:value-type="float">
            <text:p><text:s/>1 655,92 zł </text:p>
          </table:table-cell>
          <table:table-cell table:number-columns-repeated="1016"/>
        </table:table-row>
        <table:table-row table:style-name="ro1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1/12" office:value-type="float" office:value="5.76082311823982" calcext:value-type="float">
            <text:p><text:s/>5,76 zł </text:p>
          </table:table-cell>
          <table:table-cell table:style-name="ce66" table:formula="of:=[.D18]+[.C19]+[.$D$21]" office:value-type="float" office:value="0" calcext:value-type="float">
            <text:p><text:s/>- zł </text:p>
          </table:table-cell>
          <table:table-cell/>
          <table:table-cell table:style-name="ce71"/>
          <table:table-cell table:style-name="ce75" table:formula="of:=[.H18]*STOPA1/12" office:value-type="float" office:value="11.0394843155739" calcext:value-type="float">
            <text:p><text:s/>11,04 zł </text:p>
          </table:table-cell>
          <table:table-cell table:style-name="ce80" table:formula="of:=[.H18]+[.G19]+[.$H$21]" office:value-type="float" office:value="866.692075800078" calcext:value-type="float">
            <text:p><text:s/>866,69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61" table:number-columns-repeated="2"/>
          <table:table-cell/>
          <table:table-cell table:style-name="ce72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62" office:value-type="string" calcext:value-type="string">
            <text:p>RATA:</text:p>
          </table:table-cell>
          <table:table-cell table:style-name="ce67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76" office:value-type="string" calcext:value-type="string">
            <text:p>RATA:</text:p>
          </table:table-cell>
          <table:table-cell table:style-name="ce81" table:formula="of:=PMT(STOPA1/12;13;KREDYT1;KONIEC1;1)" office:value-type="currency" office:currency="PLN" office:value="-800.27005585158" calcext:value-type="currency">
            <text:p>-800,27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ce47"/>
        <table:table-column table:style-name="co24" table:default-cell-style-name="ce47"/>
        <table:table-column table:style-name="co25" table:default-cell-style-name="ce105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number-columns-repeated="251" table:default-cell-style-name="ce47"/>
        <table:table-column table:style-name="co29" table:number-columns-repeated="767" table:default-cell-style-name="Default"/>
        <table:table-row table:style-name="ro19">
          <table:table-cell table:style-name="ce88" office:value-type="string" calcext:value-type="string">
            <text:p>oprocentowanie lokaty</text:p>
          </table:table-cell>
          <table:table-cell table:style-name="ce93" office:value-type="string" calcext:value-type="string">
            <text:p>lp.</text:p>
          </table:table-cell>
          <table:table-cell table:style-name="ce99" office:value-type="string" calcext:value-type="string">
            <text:p>okres obliczeniowy</text:p>
          </table:table-cell>
          <table:table-cell table:style-name="ce106" office:value-type="string" office:string-value="kapitał początkowy" calcext:value-type="string">
            <text:p><text:s/>kapitał początkowy </text:p>
          </table:table-cell>
          <table:table-cell table:style-name="ce112" office:value-type="string" office:string-value="odsetki" calcext:value-type="string">
            <text:p><text:s/>odsetki </text:p>
          </table:table-cell>
          <table:table-cell table:style-name="ce106" office:value-type="string" office:string-value="kapitał końcowy" calcext:value-type="string">
            <text:p><text:s/>kapitał końcowy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89" office:value-type="percentage" office:value="0.065" calcext:value-type="percentage">
            <text:p>6,5%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0-10</text:p>
          </table:table-cell>
          <table:table-cell table:style-name="ce107" office:value-type="float" office:value="3000" calcext:value-type="float">
            <text:p><text:s/>3 000,00 zł </text:p>
          </table:table-cell>
          <table:table-cell table:style-name="ce107" office:value-type="float" office:value="0" calcext:value-type="float">
            <text:p><text:s/>- zł </text:p>
          </table:table-cell>
          <table:table-cell table:style-name="ce114" table:formula="of:=[.D2]+[.E2]" office:value-type="float" office:value="3000" calcext:value-type="float">
            <text:p><text:s/>3 000,00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11-20</text:p>
          </table:table-cell>
          <table:table-cell table:style-name="ce108" table:formula="of:=[.F2]" office:value-type="float" office:value="3000" calcext:value-type="float">
            <text:p><text:s/>3 000,00 zł </text:p>
          </table:table-cell>
          <table:table-cell table:style-name="ce113" table:formula="of:=([.D3]*[.$A$2]*10)/365" office:value-type="float" office:value="5.34246575342466" calcext:value-type="float">
            <text:p><text:s/>5,34 zł </text:p>
          </table:table-cell>
          <table:table-cell table:style-name="ce114" table:formula="of:=[.D3]+[.E3]" office:value-type="float" office:value="3005.34246575342" calcext:value-type="float">
            <text:p><text:s/>3 005,34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3" calcext:value-type="float">
            <text:p>3</text:p>
          </table:table-cell>
          <table:table-cell table:style-name="ce102" office:value-type="string" calcext:value-type="string">
            <text:p>21-30</text:p>
          </table:table-cell>
          <table:table-cell table:style-name="ce108" table:formula="of:=[.F3]" office:value-type="float" office:value="3005.34246575342" calcext:value-type="float">
            <text:p><text:s/>3 005,34 zł </text:p>
          </table:table-cell>
          <table:table-cell table:style-name="ce113" table:formula="of:=([.D4]*[.$A$2]*10)/365" office:value-type="float" office:value="5.3519797335335" calcext:value-type="float">
            <text:p><text:s/>5,35 zł </text:p>
          </table:table-cell>
          <table:table-cell table:style-name="ce114" table:formula="of:=[.D4]+[.E4]" office:value-type="float" office:value="3010.69444548696" calcext:value-type="float">
            <text:p><text:s/>3 010,69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4" calcext:value-type="float">
            <text:p>4</text:p>
          </table:table-cell>
          <table:table-cell table:style-name="ce102" office:value-type="string" calcext:value-type="string">
            <text:p>31-40</text:p>
          </table:table-cell>
          <table:table-cell table:style-name="ce108" table:formula="of:=[.F4]" office:value-type="float" office:value="3010.69444548696" calcext:value-type="float">
            <text:p><text:s/>3 010,69 zł </text:p>
          </table:table-cell>
          <table:table-cell table:style-name="ce113" table:formula="of:=([.D5]*[.$A$2]*10)/365" office:value-type="float" office:value="5.36151065634664" calcext:value-type="float">
            <text:p><text:s/>5,36 zł </text:p>
          </table:table-cell>
          <table:table-cell table:style-name="ce114" table:formula="of:=[.D5]+[.E5]" office:value-type="float" office:value="3016.0559561433" calcext:value-type="float">
            <text:p><text:s/>3 016,06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41-50</text:p>
          </table:table-cell>
          <table:table-cell table:style-name="ce108" table:formula="of:=[.F5]" office:value-type="float" office:value="3016.0559561433" calcext:value-type="float">
            <text:p><text:s/>3 016,06 zł </text:p>
          </table:table-cell>
          <table:table-cell table:style-name="ce113" table:formula="of:=([.D6]*[.$A$2]*10)/365" office:value-type="float" office:value="5.37105855203602" calcext:value-type="float">
            <text:p><text:s/>5,37 zł </text:p>
          </table:table-cell>
          <table:table-cell table:style-name="ce114" table:formula="of:=[.D6]+[.E6]" office:value-type="float" office:value="3021.42701469534" calcext:value-type="float">
            <text:p><text:s/>3 021,43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6" calcext:value-type="float">
            <text:p>6</text:p>
          </table:table-cell>
          <table:table-cell table:style-name="ce102" office:value-type="string" calcext:value-type="string">
            <text:p>51-60</text:p>
          </table:table-cell>
          <table:table-cell table:style-name="ce108" table:formula="of:=[.F6]" office:value-type="float" office:value="3021.42701469534" calcext:value-type="float">
            <text:p><text:s/>3 021,43 zł </text:p>
          </table:table-cell>
          <table:table-cell table:style-name="ce113" table:formula="of:=([.D7]*[.$A$2]*10)/365" office:value-type="float" office:value="5.38062345082732" calcext:value-type="float">
            <text:p><text:s/>5,38 zł </text:p>
          </table:table-cell>
          <table:table-cell table:style-name="ce114" table:formula="of:=[.D7]+[.E7]" office:value-type="float" office:value="3026.80763814617" calcext:value-type="float">
            <text:p><text:s/>3 026,81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7" calcext:value-type="float">
            <text:p>7</text:p>
          </table:table-cell>
          <table:table-cell table:style-name="ce102" office:value-type="string" calcext:value-type="string">
            <text:p>61-70</text:p>
          </table:table-cell>
          <table:table-cell table:style-name="ce108" table:formula="of:=[.F7]" office:value-type="float" office:value="3026.80763814617" calcext:value-type="float">
            <text:p><text:s/>3 026,81 zł </text:p>
          </table:table-cell>
          <table:table-cell table:style-name="ce113" table:formula="of:=([.D8]*[.$A$2]*10)/365" office:value-type="float" office:value="5.39020538300003" calcext:value-type="float">
            <text:p><text:s/>5,39 zł </text:p>
          </table:table-cell>
          <table:table-cell table:style-name="ce114" table:formula="of:=[.D8]+[.E8]" office:value-type="float" office:value="3032.19784352917" calcext:value-type="float">
            <text:p><text:s/>3 032,20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8" calcext:value-type="float">
            <text:p>8</text:p>
          </table:table-cell>
          <table:table-cell table:style-name="ce102" office:value-type="string" calcext:value-type="string">
            <text:p>71-80</text:p>
          </table:table-cell>
          <table:table-cell table:style-name="ce108" table:formula="of:=[.F8]" office:value-type="float" office:value="3032.19784352917" calcext:value-type="float">
            <text:p><text:s/>3 032,20 zł </text:p>
          </table:table-cell>
          <table:table-cell table:style-name="ce113" table:formula="of:=([.D9]*[.$A$2]*10)/365" office:value-type="float" office:value="5.39980437888756" calcext:value-type="float">
            <text:p><text:s/>5,40 zł </text:p>
          </table:table-cell>
          <table:table-cell table:style-name="ce114" table:formula="of:=[.D9]+[.E9]" office:value-type="float" office:value="3037.59764790806" calcext:value-type="float">
            <text:p><text:s/>3 037,60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9" calcext:value-type="float">
            <text:p>9</text:p>
          </table:table-cell>
          <table:table-cell table:style-name="ce102" office:value-type="string" calcext:value-type="string">
            <text:p>81-90</text:p>
          </table:table-cell>
          <table:table-cell table:style-name="ce108" table:formula="of:=[.F9]" office:value-type="float" office:value="3037.59764790806" calcext:value-type="float">
            <text:p><text:s/>3 037,60 zł </text:p>
          </table:table-cell>
          <table:table-cell table:style-name="ce113" table:formula="of:=([.D10]*[.$A$2]*10)/365" office:value-type="float" office:value="5.40942046887736" calcext:value-type="float">
            <text:p><text:s/>5,41 zł </text:p>
          </table:table-cell>
          <table:table-cell table:style-name="ce114" table:formula="of:=[.D10]+[.E10]" office:value-type="float" office:value="3043.00706837693" calcext:value-type="float">
            <text:p><text:s/>3 043,01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10" calcext:value-type="float">
            <text:p>10</text:p>
          </table:table-cell>
          <table:table-cell table:style-name="ce102" office:value-type="string" calcext:value-type="string">
            <text:p>91-100</text:p>
          </table:table-cell>
          <table:table-cell table:style-name="ce108" table:formula="of:=[.F10]" office:value-type="float" office:value="3043.00706837693" calcext:value-type="float">
            <text:p><text:s/>3 043,01 zł </text:p>
          </table:table-cell>
          <table:table-cell table:style-name="ce113" table:formula="of:=([.D11]*[.$A$2]*10)/365" office:value-type="float" office:value="5.41905368341098" calcext:value-type="float">
            <text:p><text:s/>5,42 zł </text:p>
          </table:table-cell>
          <table:table-cell table:style-name="ce114" table:formula="of:=[.D11]+[.E11]" office:value-type="float" office:value="3048.42612206034" calcext:value-type="float">
            <text:p><text:s/>3 048,43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11" calcext:value-type="float">
            <text:p>11</text:p>
          </table:table-cell>
          <table:table-cell table:style-name="ce102" office:value-type="string" calcext:value-type="string">
            <text:p>101-110</text:p>
          </table:table-cell>
          <table:table-cell table:style-name="ce108" table:formula="of:=[.F11]" office:value-type="float" office:value="3048.42612206034" calcext:value-type="float">
            <text:p><text:s/>3 048,43 zł </text:p>
          </table:table-cell>
          <table:table-cell table:style-name="ce113" table:formula="of:=([.D12]*[.$A$2]*10)/365" office:value-type="float" office:value="5.42870405298417" calcext:value-type="float">
            <text:p><text:s/>5,43 zł </text:p>
          </table:table-cell>
          <table:table-cell table:style-name="ce114" table:formula="of:=[.D12]+[.E12]" office:value-type="float" office:value="3053.85482611333" calcext:value-type="float">
            <text:p><text:s/>3 053,85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12" calcext:value-type="float">
            <text:p>12</text:p>
          </table:table-cell>
          <table:table-cell table:style-name="ce102" office:value-type="string" calcext:value-type="string">
            <text:p>111-120</text:p>
          </table:table-cell>
          <table:table-cell table:style-name="ce108" table:formula="of:=[.F12]" office:value-type="float" office:value="3053.85482611333" calcext:value-type="float">
            <text:p><text:s/>3 053,85 zł </text:p>
          </table:table-cell>
          <table:table-cell table:style-name="ce113" table:formula="of:=([.D13]*[.$A$2]*10)/365" office:value-type="float" office:value="5.43837160814702" calcext:value-type="float">
            <text:p><text:s/>5,44 zł </text:p>
          </table:table-cell>
          <table:table-cell table:style-name="ce114" table:formula="of:=[.D13]+[.E13]" office:value-type="float" office:value="3059.29319772148" calcext:value-type="float">
            <text:p><text:s/>3 059,29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13" calcext:value-type="float">
            <text:p>13</text:p>
          </table:table-cell>
          <table:table-cell table:style-name="ce102" office:value-type="string" calcext:value-type="string">
            <text:p>121-130</text:p>
          </table:table-cell>
          <table:table-cell table:style-name="ce108" table:formula="of:=[.F13]" office:value-type="float" office:value="3059.29319772148" calcext:value-type="float">
            <text:p><text:s/>3 059,29 zł </text:p>
          </table:table-cell>
          <table:table-cell table:style-name="ce113" table:formula="of:=([.D14]*[.$A$2]*10)/365" office:value-type="float" office:value="5.448056379504" calcext:value-type="float">
            <text:p><text:s/>5,45 zł </text:p>
          </table:table-cell>
          <table:table-cell table:style-name="ce114" table:formula="of:=[.D14]+[.E14]" office:value-type="float" office:value="3064.74125410098" calcext:value-type="float">
            <text:p><text:s/>3 064,74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5" office:value-type="float" office:value="14" calcext:value-type="float">
            <text:p>14</text:p>
          </table:table-cell>
          <table:table-cell table:style-name="ce102" office:value-type="string" calcext:value-type="string">
            <text:p>131-140</text:p>
          </table:table-cell>
          <table:table-cell table:style-name="ce108" table:formula="of:=[.F14]" office:value-type="float" office:value="3064.74125410098" calcext:value-type="float">
            <text:p><text:s/>3 064,74 zł </text:p>
          </table:table-cell>
          <table:table-cell table:style-name="ce113" table:formula="of:=([.D15]*[.$A$2]*10)/365" office:value-type="float" office:value="5.45775839771407" calcext:value-type="float">
            <text:p><text:s/>5,46 zł </text:p>
          </table:table-cell>
          <table:table-cell table:style-name="ce114" table:formula="of:=[.D15]+[.E15]" office:value-type="float" office:value="3070.19901249869" calcext:value-type="float">
            <text:p><text:s/>3 070,20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0"/>
          <table:table-cell table:style-name="ce96" office:value-type="float" office:value="15" calcext:value-type="float">
            <text:p>15</text:p>
          </table:table-cell>
          <table:table-cell table:style-name="ce103" office:value-type="string" calcext:value-type="string">
            <text:p>141-150</text:p>
          </table:table-cell>
          <table:table-cell table:style-name="ce108" table:formula="of:=[.F15]" office:value-type="float" office:value="3070.19901249869" calcext:value-type="float">
            <text:p><text:s/>3 070,20 zł </text:p>
          </table:table-cell>
          <table:table-cell table:style-name="ce113" table:formula="of:=([.D16]*[.$A$2]*10)/365" office:value-type="float" office:value="5.46747769349082" calcext:value-type="float">
            <text:p><text:s/>5,47 zł </text:p>
          </table:table-cell>
          <table:table-cell table:style-name="ce114" table:formula="of:=[.D16]+[.E16]" office:value-type="float" office:value="3075.66649019218" calcext:value-type="float">
            <text:p><text:s/>3 075,67 zł </text:p>
          </table:table-cell>
          <table:table-cell table:style-name="ce91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09" table:number-columns-repeated="3"/>
          <table:table-cell table:style-name="ce91"/>
          <table:table-cell table:number-columns-repeated="1017"/>
        </table:table-row>
        <table:table-row table:style-name="ro21">
          <table:table-cell table:style-name="ce92" office:value-type="string" calcext:value-type="string">
            <text:p>Wzór, wg którego obliczamy kapitał końcowy w danym okresie:</text:p>
          </table:table-cell>
          <table:table-cell table:style-name="ce91"/>
          <table:table-cell table:style-name="ce104"/>
          <table:table-cell table:style-name="ce109" table:number-columns-repeated="3"/>
          <table:table-cell table:style-name="ce115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09" table:number-columns-repeated="3"/>
          <table:table-cell table:style-name="ce91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10" office:value-type="string" office:string-value="gdzie:" calcext:value-type="string">
            <text:p><text:s/>gdzie: </text:p>
          </table:table-cell>
          <table:table-cell table:style-name="ce109" table:number-columns-repeated="2"/>
          <table:table-cell table:style-name="ce91"/>
          <table:table-cell table:number-columns-repeated="1017"/>
        </table:table-row>
        <table:table-row table:style-name="ro22">
          <table:table-cell table:style-name="ce91"/>
          <table:table-cell table:style-name="ce98"/>
          <table:table-cell table:style-name="ce104"/>
          <table:table-cell table:style-name="ce109" office:value-type="string" office:string-value="lr = 365 – liczba dni w roku" calcext:value-type="string">
            <text:p><text:s/>lr = 365 – liczba dni w roku </text:p>
          </table:table-cell>
          <table:table-cell table:style-name="ce109" table:number-columns-repeated="2"/>
          <table:table-cell table:style-name="ce91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09" office:value-type="string" office:string-value="kp – kapitał początkowy" calcext:value-type="string">
            <text:p><text:s/>kp – kapitał początkowy </text:p>
          </table:table-cell>
          <table:table-cell table:style-name="ce109" table:number-columns-repeated="2"/>
          <table:table-cell table:style-name="ce91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09" office:value-type="string" office:string-value="kk – kapitał końcowy" calcext:value-type="string">
            <text:p><text:s/>kk – kapitał końcowy </text:p>
          </table:table-cell>
          <table:table-cell table:style-name="ce109" table:number-columns-repeated="2"/>
          <table:table-cell table:style-name="ce91"/>
          <table:table-cell table:number-columns-repeated="1017"/>
        </table:table-row>
        <table:table-row table:style-name="ro20">
          <table:table-cell table:style-name="ce91" table:number-columns-repeated="2"/>
          <table:table-cell table:style-name="ce104"/>
          <table:table-cell table:style-name="ce109" office:value-type="string" office:string-value="p – oprocentowanie lokaty" calcext:value-type="string">
            <text:p><text:s/>p – oprocentowanie lokaty </text:p>
          </table:table-cell>
          <table:table-cell table:style-name="ce109" table:number-columns-repeated="2"/>
          <table:table-cell table:style-name="ce91"/>
          <table:table-cell table:number-columns-repeated="1017"/>
        </table:table-row>
        <table:table-row table:style-name="ro23" table:number-rows-repeated="104855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18:17:47.43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4-04T18:25:29.620000000</dc:date>
    <meta:editing-cycles>14</meta:editing-cycles>
    <meta:editing-duration>P11DT13H59M52S</meta:editing-duration>
    <meta:generator>LibreOffice/5.2.2.2$Windows_X86_64 LibreOffice_project/8f96e87c890bf8fa77463cd4b640a2312823f3ad</meta:generator>
    <meta:document-statistic meta:table-count="4" meta:cell-count="196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